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style:font-name="Liberation Sans1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fo:padding="0.028in"/>
      <style:paragraph-properties fo:text-align="center" fo:margin-left="0in"/>
    </style:style>
    <style:style style:name="ce5" style:family="table-cell" style:parent-style-name="Excel_5f_BuiltIn_5f_Нейтральный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ƛ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ƛ – 1/ƛ^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formula="of:= [.B2]/[.$C$2]" office:value-type="float" office:value="1.97321428571429" calcext:value-type="float">
            <text:p>1.97321428571429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 table:formula="of:= [.A2] - 1/([.A2]^2)" office:value-type="float" office:value="1.71638088754472" calcext:value-type="float">
            <text:p>1.71638088754472</text:p>
          </table:table-cell>
          <table:table-cell office:value-type="float" office:value="1252.6" calcext:value-type="float">
            <text:p>1252.6</text:p>
          </table:table-cell>
          <table:table-cell table:formula="of:= [.E2] * 9.81" office:value-type="float" office:value="12288.006" calcext:value-type="float">
            <text:p>12288.006</text:p>
          </table:table-cell>
          <table:table-cell table:number-columns-repeated="2"/>
          <table:table-cell office:value-type="string" calcext:value-type="string">
            <text:p>225 – max</text:p>
          </table:table-cell>
          <table:table-cell table:number-columns-repeated="3"/>
        </table:table-row>
        <table:table-row table:style-name="ro1">
          <table:table-cell table:formula="of:= [.B3]/[.$C$2]" office:value-type="float" office:value="1.89285714285714" calcext:value-type="float">
            <text:p>1.89285714285714</text:p>
          </table:table-cell>
          <table:table-cell office:value-type="float" office:value="212" calcext:value-type="float">
            <text:p>212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3] - 1/([.A3]^2)" office:value-type="float" office:value="1.61375425926868" calcext:value-type="float">
            <text:p>1.61375425926868</text:p>
          </table:table-cell>
          <table:table-cell table:formula="of:= [.E2] - 165" office:value-type="float" office:value="1087.6" calcext:value-type="float">
            <text:p>1087.6</text:p>
          </table:table-cell>
          <table:table-cell table:formula="of:= [.E3] * 9.81" office:value-type="float" office:value="10669.356" calcext:value-type="float">
            <text:p>10669.3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formula="of:= [.B4]/[.$C$2]" office:value-type="float" office:value="1.76785714285714" calcext:value-type="float">
            <text:p>1.76785714285714</text:p>
          </table:table-cell>
          <table:table-cell office:value-type="float" office:value="198" calcext:value-type="float">
            <text:p>198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4] - 1/([.A4]^2)" office:value-type="float" office:value="1.44788979258676" calcext:value-type="float">
            <text:p>1.44788979258676</text:p>
          </table:table-cell>
          <table:table-cell table:formula="of:= [.E3] - 178.1" office:value-type="float" office:value="909.5" calcext:value-type="float">
            <text:p>909.5</text:p>
          </table:table-cell>
          <table:table-cell table:formula="of:= [.E4] * 9.81" office:value-type="float" office:value="8922.195" calcext:value-type="float">
            <text:p>8922.19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 [.B5]/[.$C$2]" office:value-type="float" office:value="1.58928571428571" calcext:value-type="float">
            <text:p>1.58928571428571</text:p>
          </table:table-cell>
          <table:table-cell office:value-type="float" office:value="178" calcext:value-type="float">
            <text:p>178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5] - 1/([.A5]^2)" office:value-type="float" office:value="1.19337610691291" calcext:value-type="float">
            <text:p>1.19337610691291</text:p>
          </table:table-cell>
          <table:table-cell table:formula="of:= [.E4] - 202.3" office:value-type="float" office:value="707.2" calcext:value-type="float">
            <text:p>707.2</text:p>
          </table:table-cell>
          <table:table-cell table:formula="of:= [.E5] * 9.81" office:value-type="float" office:value="6937.632" calcext:value-type="float">
            <text:p>6937.63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 [.B6]/[.$C$2]" office:value-type="float" office:value="1.375" calcext:value-type="float">
            <text:p>1.375</text:p>
          </table:table-cell>
          <table:table-cell office:value-type="float" office:value="154" calcext:value-type="float">
            <text:p>154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6] - 1/([.A6]^2)" office:value-type="float" office:value="0.846074380165289" calcext:value-type="float">
            <text:p>0.846074380165289</text:p>
          </table:table-cell>
          <table:table-cell table:formula="of:= [.E5] - 174.5" office:value-type="float" office:value="532.7" calcext:value-type="float">
            <text:p>532.7</text:p>
          </table:table-cell>
          <table:table-cell table:formula="of:= [.E6] * 9.81" office:value-type="float" office:value="5225.787" calcext:value-type="float">
            <text:p>5225.787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formula="of:= [.B7]/[.$C$2]" office:value-type="float" office:value="1.26785714285714" calcext:value-type="float">
            <text:p>1.26785714285714</text:p>
          </table:table-cell>
          <table:table-cell office:value-type="float" office:value="142" calcext:value-type="float">
            <text:p>142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7] - 1/([.A7]^2)" office:value-type="float" office:value="0.645758352934508" calcext:value-type="float">
            <text:p>0.645758352934508</text:p>
          </table:table-cell>
          <table:table-cell table:formula="of:= [.E6] - 174.8" office:value-type="float" office:value="357.9" calcext:value-type="float">
            <text:p>357.9</text:p>
          </table:table-cell>
          <table:table-cell table:formula="of:= [.E7] * 9.81" office:value-type="float" office:value="3510.999" calcext:value-type="float">
            <text:p>3510.999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formula="of:= [.B8]/[.$C$2]" office:value-type="float" office:value="1.09821428571429" calcext:value-type="float">
            <text:p>1.09821428571429</text:p>
          </table:table-cell>
          <table:table-cell office:value-type="float" office:value="123" calcext:value-type="float">
            <text:p>123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8] - 1/([.A8]^2)" office:value-type="float" office:value="0.269078189475275" calcext:value-type="float">
            <text:p>0.269078189475275</text:p>
          </table:table-cell>
          <table:table-cell table:formula="of:= [.E7] - 178.7" office:value-type="float" office:value="179.2" calcext:value-type="float">
            <text:p>179.2</text:p>
          </table:table-cell>
          <table:table-cell table:formula="of:= [.E8] * 9.81" office:value-type="float" office:value="1757.952" calcext:value-type="float">
            <text:p>1757.952</text:p>
          </table:table-cell>
          <table:table-cell table:number-columns-repeated="5"/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 [.B9]/[.$C$2]" office:value-type="float" office:value="1.44642857142857" calcext:value-type="float">
            <text:p>1.44642857142857</text:p>
          </table:table-cell>
          <table:table-cell table:style-name="ce4" office:value-type="float" office:value="162" calcext:value-type="float">
            <text:p>162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9] - 1/([.A9]^2)" office:value-type="float" office:value="0.968452653123435" calcext:value-type="float">
            <text:p>0.968452653123435</text:p>
          </table:table-cell>
          <table:table-cell table:style-name="ce4" table:formula="of:=178.7+179.2+202.3+52.2+51.7" office:value-type="float" office:value="664.1" calcext:value-type="float">
            <text:p>664.1</text:p>
          </table:table-cell>
          <table:table-cell table:formula="of:= [.E9] * 9.81" office:value-type="float" office:value="6514.821" calcext:value-type="float">
            <text:p>6514.821</text:p>
          </table:table-cell>
          <table:table-cell table:number-columns-repeated="5"/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 [.B10]/[.$C$2]" office:value-type="float" office:value="1.63392857142857" calcext:value-type="float">
            <text:p>1.63392857142857</text:p>
          </table:table-cell>
          <table:table-cell table:style-name="ce4" office:value-type="float" office:value="183" calcext:value-type="float">
            <text:p>183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0] - 1/([.A10]^2)" office:value-type="float" office:value="1.25935781685244" calcext:value-type="float">
            <text:p>1.25935781685244</text:p>
          </table:table-cell>
          <table:table-cell table:style-name="ce4" table:formula="of:=[.E9]+200.6" office:value-type="float" office:value="864.7" calcext:value-type="float">
            <text:p>864.7</text:p>
          </table:table-cell>
          <table:table-cell table:formula="of:= [.E10] * 9.81" office:value-type="float" office:value="8482.707" calcext:value-type="float">
            <text:p>8482.707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 [.B11]/[.$C$2]" office:value-type="float" office:value="1.83928571428571" calcext:value-type="float">
            <text:p>1.83928571428571</text:p>
          </table:table-cell>
          <table:table-cell table:style-name="ce4" office:value-type="float" office:value="206" calcext:value-type="float">
            <text:p>206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1] - 1/([.A11]^2)" office:value-type="float" office:value="1.54368763718137" calcext:value-type="float">
            <text:p>1.54368763718137</text:p>
          </table:table-cell>
          <table:table-cell table:style-name="ce4" table:formula="of:=[.E10]+174.8+50.9" office:value-type="float" office:value="1090.4" calcext:value-type="float">
            <text:p>1090.4</text:p>
          </table:table-cell>
          <table:table-cell table:formula="of:= [.E11] * 9.81" office:value-type="float" office:value="10696.824" calcext:value-type="float">
            <text:p>10696.824</text:p>
          </table:table-cell>
          <table:table-cell table:number-columns-repeated="6"/>
        </table:table-row>
        <table:table-row table:style-name="ro1">
          <table:table-cell table:formula="of:= [.B12]/[.$C$2]" office:value-type="float" office:value="1.98214285714286" calcext:value-type="float">
            <text:p>1.98214285714286</text:p>
          </table:table-cell>
          <table:table-cell table:style-name="ce4" office:value-type="float" office:value="222" calcext:value-type="float">
            <text:p>222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2] - 1/([.A12]^2)" office:value-type="float" office:value="1.72761806207752" calcext:value-type="float">
            <text:p>1.72761806207752</text:p>
          </table:table-cell>
          <table:table-cell table:style-name="ce4" table:formula="of:=[.E11]+165" office:value-type="float" office:value="1255.4" calcext:value-type="float">
            <text:p>1255.4</text:p>
          </table:table-cell>
          <table:table-cell table:formula="of:= [.E12] * 9.81" office:value-type="float" office:value="12315.474" calcext:value-type="float">
            <text:p>12315.474</text:p>
          </table:table-cell>
          <table:table-cell table:number-columns-repeated="6"/>
        </table:table-row>
        <table:table-row table:style-name="ro1">
          <table:table-cell table:formula="of:= [.B13]/[.$C$2]" office:value-type="float" office:value="1.76785714285714" calcext:value-type="float">
            <text:p>1.76785714285714</text:p>
          </table:table-cell>
          <table:table-cell table:style-name="ce5" office:value-type="float" office:value="198" calcext:value-type="float">
            <text:p>198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3] - 1/([.A13]^2)" office:value-type="float" office:value="1.44788979258676" calcext:value-type="float">
            <text:p>1.44788979258676</text:p>
          </table:table-cell>
          <table:table-cell table:style-name="ce4" table:formula="of:=[.E12]-165-174.8" office:value-type="float" office:value="915.6" calcext:value-type="float">
            <text:p>915.6</text:p>
          </table:table-cell>
          <table:table-cell table:formula="of:= [.E13] * 9.81" office:value-type="float" office:value="8982.036" calcext:value-type="float">
            <text:p>8982.036</text:p>
          </table:table-cell>
          <table:table-cell table:number-columns-repeated="6"/>
        </table:table-row>
        <table:table-row table:style-name="ro1">
          <table:table-cell table:formula="of:= [.B14]/[.$C$2]" office:value-type="float" office:value="1.61607142857143" calcext:value-type="float">
            <text:p>1.61607142857143</text:p>
          </table:table-cell>
          <table:table-cell table:style-name="ce4" office:value-type="float" office:value="181" calcext:value-type="float">
            <text:p>181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4] - 1/([.A14]^2)" office:value-type="float" office:value="1.23317713352549" calcext:value-type="float">
            <text:p>1.23317713352549</text:p>
          </table:table-cell>
          <table:table-cell table:style-name="ce4" table:formula="of:=[.E13]-200.6-50.2-51.7+165" office:value-type="float" office:value="778.1" calcext:value-type="float">
            <text:p>778.1</text:p>
          </table:table-cell>
          <table:table-cell table:formula="of:= [.E14] * 9.81" office:value-type="float" office:value="7633.161" calcext:value-type="float">
            <text:p>7633.161</text:p>
          </table:table-cell>
          <table:table-cell table:number-columns-repeated="6"/>
        </table:table-row>
        <table:table-row table:style-name="ro1">
          <table:table-cell table:formula="of:= [.B15]/[.$C$2]" office:value-type="float" office:value="1.30357142857143" calcext:value-type="float">
            <text:p>1.30357142857143</text:p>
          </table:table-cell>
          <table:table-cell table:style-name="ce4" office:value-type="float" office:value="146" calcext:value-type="float">
            <text:p>146</text:p>
          </table:table-cell>
          <table:table-cell table:formula="of:= [.$C$2]" office:value-type="float" office:value="112" calcext:value-type="float">
            <text:p>112</text:p>
          </table:table-cell>
          <table:table-cell table:formula="of:= [.A15] - 1/([.A15]^2)" office:value-type="float" office:value="0.715093290083908" calcext:value-type="float">
            <text:p>0.715093290083908</text:p>
          </table:table-cell>
          <table:table-cell table:style-name="ce4" table:formula="of:=[.E14]-165-202.3" office:value-type="float" office:value="410.8" calcext:value-type="float">
            <text:p>410.8</text:p>
          </table:table-cell>
          <table:table-cell table:formula="of:= [.E15] * 9.81" office:value-type="float" office:value="4029.948" calcext:value-type="float">
            <text:p>4029.94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Br</number:text>
    </number:number-style>
    <number:number-style style:name="N121">
      <number:text>-</number:text>
      <number:number number:decimal-places="0" number:min-decimal-places="0" number:min-integer-digits="1" number:grouping="true"/>
      <number:text> Br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Br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Br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Br</number:text>
    </number:number-style>
    <number:number-style style:name="N123">
      <number:text>-</number:text>
      <number:number number:decimal-places="2" number:min-decimal-places="2" number:min-integer-digits="1" number:grouping="true"/>
      <number:text> Br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Br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Br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Br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Br </number:text>
    </number:number-style>
    <number:number-style style:name="N130P2" style:volatile="true">
      <number:text> </number:text>
      <number:fill-character> </number:fill-character>
      <number:text>- Br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Br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Br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Br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Нейтральный" style:display-name="Excel_BuiltIn_Нейтральный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09:23:42.083000000</meta:creation-date>
    <meta:generator>LibreOffice/7.0.1.2$Windows_x86 LibreOffice_project/7cbcfc562f6eb6708b5ff7d7397325de9e764452</meta:generator>
    <dc:date>2021-03-15T12:22:43.597000000</dc:date>
    <meta:editing-duration>PT1H6M38S</meta:editing-duration>
    <meta:editing-cycles>3</meta:editing-cycles>
    <meta:document-statistic meta:table-count="1" meta:cell-count="99" meta:object-count="0"/>
  </office:meta>
</office:document-meta>
</file>